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25-02-05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0832" calcext:value-type="float">
            <text:p>133.9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24-01-10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8152" calcext:value-type="float">
            <text:p>134.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23-01-11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49272" calcext:value-type="float">
            <text:p>129.0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22-02-17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8968" calcext:value-type="float">
            <text:p>119.7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21-01-15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7688" calcext:value-type="float">
            <text:p>120.9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20-01-24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19-01-31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18-08-24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128" calcext:value-type="float">
            <text:p>140.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18-01-18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3416" calcext:value-type="float">
            <text:p>115.7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17-09-06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88" calcext:value-type="float">
            <text:p>138.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16-12-14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77512" calcext:value-type="float">
            <text:p>118.7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16-08-09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08" calcext:value-type="float">
            <text:p>143.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16-02-11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6112" calcext:value-type="float">
            <text:p>123.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15-12-16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6112" calcext:value-type="float">
            <text:p>123.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15-08-20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904" calcext:value-type="float">
            <text:p>151.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15-02-16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20912" calcext:value-type="float">
            <text:p>123.1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13-12-12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21128" calcext:value-type="float">
            <text:p>129.4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13-01-23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508" calcext:value-type="float">
            <text:p>132.0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12-02-07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8968" calcext:value-type="float">
            <text:p>127.3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11-01-27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97696" calcext:value-type="float">
            <text:p>123.2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10-01-29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72984" calcext:value-type="float">
            <text:p>122.1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09-02-12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8952" calcext:value-type="float">
            <text:p>121.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08-02-11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0592" calcext:value-type="float">
            <text:p>116.7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07-02-23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4208" calcext:value-type="float">
            <text:p>115.9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06-02-01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5528" calcext:value-type="float">
            <text:p>118.9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05-01-06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04-01-21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084" calcext:value-type="float">
            <text:p>105.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03-01-07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02-04-05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02-02-04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5288" calcext:value-type="float">
            <text:p>105.55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103095334302</text:p>
          </table:table-cell>
          <table:table-cell office:value-type="string" calcext:value-type="string">
            <text:p>2001-04-04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